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5-05-1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4-12-0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4-10-0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4-08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4-07-1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4-05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4-03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4-02-0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3-12-1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3-10-0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3-08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3-06-0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3-02-1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2-07-1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2-06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2-05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2-03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0-08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0-03-03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20-01-0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9-09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9-07-09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9-02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8-11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8-09-1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8-07-1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8-05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7-12-0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7-09-1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7-06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7-02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6-07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6-02-0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4-12-03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3-01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2-10-0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2-07-1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2-03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1-12-0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1-08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1-04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11-01-0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0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52090541601</text:p>
          </table:table-cell>
          <table:table-cell office:value-type="string" calcext:value-type="string">
            <text:p>071-1-41-159</text:p>
          </table:table-cell>
          <table:table-cell office:value-type="string" calcext:value-type="string">
            <text:p>200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